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e176"/>
    </style:style>
    <style:style style:name="T1" style:family="text">
      <style:text-properties officeooo:rsid="001ee1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rimeiro token: </text:span>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</text:p>
      <text:p text:style-name="Standard"/>
      <text:p text:style-name="P1"><text:span text:style-name="T1">segundo token: </text:span>ghp_Utd16a71sxDrXbu0a7ujDhi2UaZ2JU4SjMe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20:39:31.627284632</meta:creation-date>
    <dc:date>2026-03-09T20:45:55.617179429</dc:date>
    <meta:editing-duration>PT6M24S</meta:editing-duration>
    <meta:editing-cycles>1</meta:editing-cycles>
    <meta:document-statistic meta:table-count="0" meta:image-count="0" meta:object-count="0" meta:page-count="1" meta:paragraph-count="2" meta:word-count="6" meta:character-count="111" meta:non-whitespace-character-count="107"/>
    <meta:generator>LibreOffice/24.8.2.1$Linux_X86_64 LibreOffice_project/480$Build-1</meta:generator>
  </office:meta>
</office:document-meta>
</file>